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7 年 7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92561" calcext:value-type="float">
            <text:p><text:s text:c="3"/>92,561</text:p>
          </table:table-cell>
          <table:table-cell table:style-name="ce25" office:value-type="float" office:value="3528" calcext:value-type="float">
            <text:p><text:s text:c="3"/>3,528</text:p>
          </table:table-cell>
          <table:table-cell table:style-name="ce25" office:value-type="float" office:value="8376" calcext:value-type="float">
            <text:p><text:s text:c="3"/>8,376</text:p>
          </table:table-cell>
          <table:table-cell table:style-name="ce25" office:value-type="float" office:value="8062" calcext:value-type="float">
            <text:p><text:s text:c="3"/>8,062</text:p>
          </table:table-cell>
          <table:table-cell table:style-name="ce25" office:value-type="float" office:value="3255" calcext:value-type="float">
            <text:p><text:s text:c="3"/>3,255</text:p>
          </table:table-cell>
          <table:table-cell table:style-name="ce25" office:value-type="float" office:value="3645" calcext:value-type="float">
            <text:p><text:s text:c="3"/>3,645</text:p>
          </table:table-cell>
          <table:table-cell table:style-name="ce25" office:value-type="float" office:value="2073" calcext:value-type="float">
            <text:p><text:s text:c="3"/>2,073</text:p>
          </table:table-cell>
          <table:table-cell table:style-name="ce25" office:value-type="float" office:value="3430" calcext:value-type="float">
            <text:p><text:s text:c="3"/>3,430</text:p>
          </table:table-cell>
          <table:table-cell table:style-name="ce25" office:value-type="float" office:value="9295" calcext:value-type="float">
            <text:p><text:s text:c="3"/>9,295</text:p>
          </table:table-cell>
          <table:table-cell table:style-name="ce25" office:value-type="float" office:value="502" calcext:value-type="float">
            <text:p><text:s text:c="3"/>502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4334" calcext:value-type="float">
            <text:p><text:s text:c="3"/>4,334</text:p>
          </table:table-cell>
          <table:table-cell table:style-name="ce25" office:value-type="float" office:value="44200" calcext:value-type="float">
            <text:p><text:s text:c="3"/>44,200</text:p>
          </table:table-cell>
          <table:table-cell table:style-name="ce25" office:value-type="float" office:value="1848" calcext:value-type="float">
            <text:p><text:s text:c="3"/>1,848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90467" calcext:value-type="float">
            <text:p><text:s text:c="3"/>90,467</text:p>
          </table:table-cell>
          <table:table-cell table:style-name="ce25" office:value-type="float" office:value="3235" calcext:value-type="float">
            <text:p><text:s text:c="3"/>3,235</text:p>
          </table:table-cell>
          <table:table-cell table:style-name="ce25" office:value-type="float" office:value="8817" calcext:value-type="float">
            <text:p><text:s text:c="3"/>8,817</text:p>
          </table:table-cell>
          <table:table-cell table:style-name="ce25" office:value-type="float" office:value="5675" calcext:value-type="float">
            <text:p><text:s text:c="3"/>5,675</text:p>
          </table:table-cell>
          <table:table-cell table:style-name="ce25" office:value-type="float" office:value="5455" calcext:value-type="float">
            <text:p><text:s text:c="3"/>5,455</text:p>
          </table:table-cell>
          <table:table-cell table:style-name="ce25" office:value-type="float" office:value="4177" calcext:value-type="float">
            <text:p><text:s text:c="3"/>4,177</text:p>
          </table:table-cell>
          <table:table-cell table:style-name="ce25" office:value-type="float" office:value="2124" calcext:value-type="float">
            <text:p><text:s text:c="3"/>2,124</text:p>
          </table:table-cell>
          <table:table-cell table:style-name="ce25" office:value-type="float" office:value="3053" calcext:value-type="float">
            <text:p><text:s text:c="3"/>3,053</text:p>
          </table:table-cell>
          <table:table-cell table:style-name="ce25" office:value-type="float" office:value="8735" calcext:value-type="float">
            <text:p><text:s text:c="3"/>8,735</text:p>
          </table:table-cell>
          <table:table-cell table:style-name="ce25" office:value-type="float" office:value="602" calcext:value-type="float">
            <text:p><text:s text:c="3"/>602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334" calcext:value-type="float">
            <text:p><text:s text:c="3"/>4,334</text:p>
          </table:table-cell>
          <table:table-cell table:style-name="ce25" office:value-type="float" office:value="44200" calcext:value-type="float">
            <text:p><text:s text:c="3"/>44,200</text:p>
          </table:table-cell>
          <table:table-cell table:style-name="ce25" office:value-type="float" office:value="35" calcext:value-type="float">
            <text:p><text:s text:c="3"/>35</text:p>
          </table:table-cell>
          <table:table-cell table:style-name="ce25" office:value-type="float" office:value="25" calcext:value-type="float">
            <text:p><text:s text:c="3"/>25</text:p>
          </table:table-cell>
          <table:table-cell table:style-name="ce29" office:value-type="float" office:value="2094" calcext:value-type="float">
            <text:p><text:s text:c="3"/>2,09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2369" calcext:value-type="float">
            <text:p><text:s text:c="3"/>42,369</text:p>
          </table:table-cell>
          <table:table-cell table:style-name="ce25" office:value-type="float" office:value="1621" calcext:value-type="float">
            <text:p><text:s text:c="3"/>1,621</text:p>
          </table:table-cell>
          <table:table-cell table:style-name="ce25" office:value-type="float" office:value="3897" calcext:value-type="float">
            <text:p><text:s text:c="3"/>3,897</text:p>
          </table:table-cell>
          <table:table-cell table:style-name="ce25" office:value-type="float" office:value="3771" calcext:value-type="float">
            <text:p><text:s text:c="3"/>3,771</text:p>
          </table:table-cell>
          <table:table-cell table:style-name="ce25" office:value-type="float" office:value="1549" calcext:value-type="float">
            <text:p><text:s text:c="3"/>1,549</text:p>
          </table:table-cell>
          <table:table-cell table:style-name="ce25" office:value-type="float" office:value="1610" calcext:value-type="float">
            <text:p><text:s text:c="3"/>1,610</text:p>
          </table:table-cell>
          <table:table-cell table:style-name="ce25" office:value-type="float" office:value="955" calcext:value-type="float">
            <text:p><text:s text:c="3"/>955</text:p>
          </table:table-cell>
          <table:table-cell table:style-name="ce25" office:value-type="float" office:value="1582" calcext:value-type="float">
            <text:p><text:s text:c="3"/>1,582</text:p>
          </table:table-cell>
          <table:table-cell table:style-name="ce25" office:value-type="float" office:value="4268" calcext:value-type="float">
            <text:p><text:s text:c="3"/>4,268</text:p>
          </table:table-cell>
          <table:table-cell table:style-name="ce25" office:value-type="float" office:value="281" calcext:value-type="float">
            <text:p><text:s text:c="3"/>281</text:p>
          </table:table-cell>
          <table:table-cell table:style-name="ce27" office:value-type="float" office:value="3" calcext:value-type="float">
            <text:p>3</text:p>
          </table:table-cell>
          <table:table-cell table:style-name="ce25" office:value-type="float" office:value="1976" calcext:value-type="float">
            <text:p><text:s text:c="3"/>1,976</text:p>
          </table:table-cell>
          <table:table-cell table:style-name="ce25" office:value-type="float" office:value="20343" calcext:value-type="float">
            <text:p><text:s text:c="3"/>20,343</text:p>
          </table:table-cell>
          <table:table-cell table:style-name="ce25" office:value-type="float" office:value="508" calcext:value-type="float">
            <text:p><text:s text:c="3"/>508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41740" calcext:value-type="float">
            <text:p><text:s text:c="3"/>41,740</text:p>
          </table:table-cell>
          <table:table-cell table:style-name="ce25" office:value-type="float" office:value="1490" calcext:value-type="float">
            <text:p><text:s text:c="3"/>1,490</text:p>
          </table:table-cell>
          <table:table-cell table:style-name="ce25" office:value-type="float" office:value="4056" calcext:value-type="float">
            <text:p><text:s text:c="3"/>4,056</text:p>
          </table:table-cell>
          <table:table-cell table:style-name="ce25" office:value-type="float" office:value="2567" calcext:value-type="float">
            <text:p><text:s text:c="3"/>2,567</text:p>
          </table:table-cell>
          <table:table-cell table:style-name="ce25" office:value-type="float" office:value="2552" calcext:value-type="float">
            <text:p><text:s text:c="3"/>2,552</text:p>
          </table:table-cell>
          <table:table-cell table:style-name="ce25" office:value-type="float" office:value="1850" calcext:value-type="float">
            <text:p><text:s text:c="3"/>1,850</text:p>
          </table:table-cell>
          <table:table-cell table:style-name="ce25" office:value-type="float" office:value="972" calcext:value-type="float">
            <text:p><text:s text:c="3"/>972</text:p>
          </table:table-cell>
          <table:table-cell table:style-name="ce25" office:value-type="float" office:value="1437" calcext:value-type="float">
            <text:p><text:s text:c="3"/>1,437</text:p>
          </table:table-cell>
          <table:table-cell table:style-name="ce25" office:value-type="float" office:value="4157" calcext:value-type="float">
            <text:p><text:s text:c="3"/>4,157</text:p>
          </table:table-cell>
          <table:table-cell table:style-name="ce25" office:value-type="float" office:value="322" calcext:value-type="float">
            <text:p><text:s text:c="3"/>322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976" calcext:value-type="float">
            <text:p><text:s text:c="3"/>1,976</text:p>
          </table:table-cell>
          <table:table-cell table:style-name="ce25" office:value-type="float" office:value="20343" calcext:value-type="float">
            <text:p><text:s text:c="3"/>20,343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3" office:value-type="float" office:value="629" calcext:value-type="float">
            <text:p><text:s text:c="3"/>62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50192" calcext:value-type="float">
            <text:p><text:s text:c="3"/>50,192</text:p>
          </table:table-cell>
          <table:table-cell table:style-name="ce25" office:value-type="float" office:value="1907" calcext:value-type="float">
            <text:p><text:s text:c="3"/>1,907</text:p>
          </table:table-cell>
          <table:table-cell table:style-name="ce25" office:value-type="float" office:value="4479" calcext:value-type="float">
            <text:p><text:s text:c="3"/>4,479</text:p>
          </table:table-cell>
          <table:table-cell table:style-name="ce25" office:value-type="float" office:value="4291" calcext:value-type="float">
            <text:p><text:s text:c="3"/>4,291</text:p>
          </table:table-cell>
          <table:table-cell table:style-name="ce25" office:value-type="float" office:value="1706" calcext:value-type="float">
            <text:p><text:s text:c="3"/>1,706</text:p>
          </table:table-cell>
          <table:table-cell table:style-name="ce25" office:value-type="float" office:value="2035" calcext:value-type="float">
            <text:p><text:s text:c="3"/>2,035</text:p>
          </table:table-cell>
          <table:table-cell table:style-name="ce25" office:value-type="float" office:value="1118" calcext:value-type="float">
            <text:p><text:s text:c="3"/>1,118</text:p>
          </table:table-cell>
          <table:table-cell table:style-name="ce25" office:value-type="float" office:value="1848" calcext:value-type="float">
            <text:p><text:s text:c="3"/>1,848</text:p>
          </table:table-cell>
          <table:table-cell table:style-name="ce25" office:value-type="float" office:value="5027" calcext:value-type="float">
            <text:p><text:s text:c="3"/>5,027</text:p>
          </table:table-cell>
          <table:table-cell table:style-name="ce25" office:value-type="float" office:value="221" calcext:value-type="float">
            <text:p><text:s text:c="3"/>221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2358" calcext:value-type="float">
            <text:p><text:s text:c="3"/>2,358</text:p>
          </table:table-cell>
          <table:table-cell table:style-name="ce25" office:value-type="float" office:value="23857" calcext:value-type="float">
            <text:p><text:s text:c="3"/>23,857</text:p>
          </table:table-cell>
          <table:table-cell table:style-name="ce25" office:value-type="float" office:value="1340" calcext:value-type="float">
            <text:p><text:s text:c="3"/>1,340</text:p>
          </table:table-cell>
          <table:table-cell table:style-name="ce25" office:value-type="float" office:value="4" calcext:value-type="float">
            <text:p><text:s text:c="3"/>4</text:p>
          </table:table-cell>
          <table:table-cell table:style-name="ce25" office:value-type="float" office:value="48727" calcext:value-type="float">
            <text:p><text:s text:c="3"/>48,727</text:p>
          </table:table-cell>
          <table:table-cell table:style-name="ce25" office:value-type="float" office:value="1745" calcext:value-type="float">
            <text:p><text:s text:c="3"/>1,745</text:p>
          </table:table-cell>
          <table:table-cell table:style-name="ce25" office:value-type="float" office:value="4761" calcext:value-type="float">
            <text:p><text:s text:c="3"/>4,761</text:p>
          </table:table-cell>
          <table:table-cell table:style-name="ce25" office:value-type="float" office:value="3108" calcext:value-type="float">
            <text:p><text:s text:c="3"/>3,108</text:p>
          </table:table-cell>
          <table:table-cell table:style-name="ce25" office:value-type="float" office:value="2903" calcext:value-type="float">
            <text:p><text:s text:c="3"/>2,903</text:p>
          </table:table-cell>
          <table:table-cell table:style-name="ce25" office:value-type="float" office:value="2327" calcext:value-type="float">
            <text:p><text:s text:c="3"/>2,327</text:p>
          </table:table-cell>
          <table:table-cell table:style-name="ce25" office:value-type="float" office:value="1152" calcext:value-type="float">
            <text:p><text:s text:c="3"/>1,152</text:p>
          </table:table-cell>
          <table:table-cell table:style-name="ce25" office:value-type="float" office:value="1616" calcext:value-type="float">
            <text:p><text:s text:c="3"/>1,616</text:p>
          </table:table-cell>
          <table:table-cell table:style-name="ce25" office:value-type="float" office:value="4578" calcext:value-type="float">
            <text:p><text:s text:c="3"/>4,578</text:p>
          </table:table-cell>
          <table:table-cell table:style-name="ce25" office:value-type="float" office:value="280" calcext:value-type="float">
            <text:p><text:s text:c="3"/>280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358" calcext:value-type="float">
            <text:p><text:s text:c="3"/>2,358</text:p>
          </table:table-cell>
          <table:table-cell table:style-name="ce25" office:value-type="float" office:value="23857" calcext:value-type="float">
            <text:p><text:s text:c="3"/>23,857</text:p>
          </table:table-cell>
          <table:table-cell table:style-name="ce25" office:value-type="float" office:value="25" calcext:value-type="float">
            <text:p><text:s text:c="3"/>25</text:p>
          </table:table-cell>
          <table:table-cell table:style-name="ce25" office:value-type="float" office:value="17" calcext:value-type="float">
            <text:p><text:s text:c="3"/>17</text:p>
          </table:table-cell>
          <table:table-cell table:style-name="ce44" office:value-type="float" office:value="1465" calcext:value-type="float">
            <text:p><text:s text:c="3"/>1,46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6466" calcext:value-type="float">
            <text:p>16,466</text:p>
          </table:table-cell>
          <table:table-cell table:style-name="ce26" office:value-type="float" office:value="797" calcext:value-type="float">
            <text:p>79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950" calcext:value-type="float">
            <text:p>4,950</text:p>
          </table:table-cell>
          <table:table-cell table:style-name="ce26" office:value-type="float" office:value="986" calcext:value-type="float">
            <text:p>986</text:p>
          </table:table-cell>
          <table:table-cell table:style-name="ce26" office:value-type="float" office:value="404" calcext:value-type="float">
            <text:p>404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105" calcext:value-type="float">
            <text:p>10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462" calcext:value-type="float">
            <text:p>6,462</text:p>
          </table:table-cell>
          <table:table-cell table:style-name="ce26" office:value-type="float" office:value="387" calcext:value-type="float">
            <text:p>38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5506" calcext:value-type="float">
            <text:p>15,506</text:p>
          </table:table-cell>
          <table:table-cell table:style-name="ce26" office:value-type="float" office:value="654" calcext:value-type="float">
            <text:p>65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138" calcext:value-type="float">
            <text:p>3,138</text:p>
          </table:table-cell>
          <table:table-cell table:style-name="ce26" office:value-type="float" office:value="1903" calcext:value-type="float">
            <text:p>1,903</text:p>
          </table:table-cell>
          <table:table-cell table:style-name="ce26" office:value-type="float" office:value="529" calcext:value-type="float">
            <text:p>529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336" calcext:value-type="float">
            <text:p>336</text:p>
          </table:table-cell>
          <table:table-cell table:style-name="ce26" office:value-type="float" office:value="2059" calcext:value-type="float">
            <text:p>2,059</text:p>
          </table:table-cell>
          <table:table-cell table:style-name="ce26" office:value-type="float" office:value="172" calcext:value-type="float">
            <text:p>17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462" calcext:value-type="float">
            <text:p>6,46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960" calcext:value-type="float">
            <text:p>960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7459" calcext:value-type="float">
            <text:p>7,459</text:p>
          </table:table-cell>
          <table:table-cell table:style-name="ce27" office:value-type="float" office:value="349" calcext:value-type="float">
            <text:p>34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81" calcext:value-type="float">
            <text:p>2,281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816" calcext:value-type="float">
            <text:p>816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49" calcext:value-type="float">
            <text:p>2,949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7142" calcext:value-type="float">
            <text:p>7,142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27" calcext:value-type="float">
            <text:p>1,427</text:p>
          </table:table-cell>
          <table:table-cell table:style-name="ce27" office:value-type="float" office:value="891" calcext:value-type="float">
            <text:p>891</text:p>
          </table:table-cell>
          <table:table-cell table:style-name="ce27" office:value-type="float" office:value="225" calcext:value-type="float">
            <text:p>225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001" calcext:value-type="float">
            <text:p>1,001</text:p>
          </table:table-cell>
          <table:table-cell table:style-name="ce27" office:value-type="float" office:value="83" calcext:value-type="float">
            <text:p>8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49" calcext:value-type="float">
            <text:p>2,94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317" calcext:value-type="float">
            <text:p>31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9007" calcext:value-type="float">
            <text:p>9,007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69" calcext:value-type="float">
            <text:p>2,669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364" calcext:value-type="float">
            <text:p>8,364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058" calcext:value-type="float">
            <text:p>1,05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643" calcext:value-type="float">
            <text:p>64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1913" calcext:value-type="float">
            <text:p>11,913</text:p>
          </table:table-cell>
          <table:table-cell table:style-name="ce26" office:value-type="float" office:value="966" calcext:value-type="float">
            <text:p>966</text:p>
          </table:table-cell>
          <table:table-cell table:style-name="ce26" office:value-type="float" office:value="3138" calcext:value-type="float">
            <text:p>3,13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93" calcext:value-type="float">
            <text:p>493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1159" calcext:value-type="float">
            <text:p>1,159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947" calcext:value-type="float">
            <text:p>4,947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935" calcext:value-type="float">
            <text:p>13,935</text:p>
          </table:table-cell>
          <table:table-cell table:style-name="ce26" office:value-type="float" office:value="914" calcext:value-type="float">
            <text:p>914</text:p>
          </table:table-cell>
          <table:table-cell table:style-name="ce26" office:value-type="float" office:value="4950" calcext:value-type="float">
            <text:p>4,95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43" calcext:value-type="float">
            <text:p>1,043</text:p>
          </table:table-cell>
          <table:table-cell table:style-name="ce26" office:value-type="float" office:value="359" calcext:value-type="float">
            <text:p>359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1208" calcext:value-type="float">
            <text:p>1,208</text:p>
          </table:table-cell>
          <table:table-cell table:style-name="ce26" office:value-type="float" office:value="57" calcext:value-type="float">
            <text:p>5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947" calcext:value-type="float">
            <text:p>4,94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-2022" calcext:value-type="float">
            <text:p><text:s/>－2,022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454" calcext:value-type="float">
            <text:p>5,454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1427" calcext:value-type="float">
            <text:p>1,42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521" calcext:value-type="float">
            <text:p>521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25" calcext:value-type="float">
            <text:p>2,325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528" calcext:value-type="float">
            <text:p>6,528</text:p>
          </table:table-cell>
          <table:table-cell table:style-name="ce27" office:value-type="float" office:value="426" calcext:value-type="float">
            <text:p>426</text:p>
          </table:table-cell>
          <table:table-cell table:style-name="ce27" office:value-type="float" office:value="2281" calcext:value-type="float">
            <text:p>2,28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77" calcext:value-type="float">
            <text:p>477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598" calcext:value-type="float">
            <text:p>598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25" calcext:value-type="float">
            <text:p>2,32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1074" calcext:value-type="float">
            <text:p><text:s/>－1,07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6459" calcext:value-type="float">
            <text:p>6,459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22" calcext:value-type="float">
            <text:p>2,622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407" calcext:value-type="float">
            <text:p>7,407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2669" calcext:value-type="float">
            <text:p>2,66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22" calcext:value-type="float">
            <text:p>2,62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948" calcext:value-type="float">
            <text:p><text:s/>－948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198" calcext:value-type="float">
            <text:p>10,198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1903" calcext:value-type="float">
            <text:p>1,903</text:p>
          </table:table-cell>
          <table:table-cell table:style-name="ce26" office:value-type="float" office:value="1043" calcext:value-type="float">
            <text:p>1,04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1621" calcext:value-type="float">
            <text:p>1,621</text:p>
          </table:table-cell>
          <table:table-cell table:style-name="ce26" office:value-type="float" office:value="97" calcext:value-type="float">
            <text:p>9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95" calcext:value-type="float">
            <text:p>4,195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751" calcext:value-type="float">
            <text:p>7,751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986" calcext:value-type="float">
            <text:p>986</text:p>
          </table:table-cell>
          <table:table-cell table:style-name="ce26" office:value-type="float" office:value="493" calcext:value-type="float">
            <text:p>49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21" calcext:value-type="float">
            <text:p>221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1175" calcext:value-type="float">
            <text:p>1,175</text:p>
          </table:table-cell>
          <table:table-cell table:style-name="ce26" office:value-type="float" office:value="67" calcext:value-type="float">
            <text:p>6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95" calcext:value-type="float">
            <text:p>4,19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2447" calcext:value-type="float">
            <text:p>2,447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636" calcext:value-type="float">
            <text:p>4,636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891" calcext:value-type="float">
            <text:p>891</text:p>
          </table:table-cell>
          <table:table-cell table:style-name="ce27" office:value-type="float" office:value="477" calcext:value-type="float">
            <text:p>47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761" calcext:value-type="float">
            <text:p>761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59" calcext:value-type="float">
            <text:p>1,859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555" calcext:value-type="float">
            <text:p>3,555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557" calcext:value-type="float">
            <text:p>557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59" calcext:value-type="float">
            <text:p>1,85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081" calcext:value-type="float">
            <text:p>1,08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562" calcext:value-type="float">
            <text:p>5,562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36" calcext:value-type="float">
            <text:p>2,336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196" calcext:value-type="float">
            <text:p>4,196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36" calcext:value-type="float">
            <text:p>2,33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46" office:value-type="float" office:value="1366" calcext:value-type="float">
            <text:p>1,366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1883" calcext:value-type="float">
            <text:p>11,883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529" calcext:value-type="float">
            <text:p>529</text:p>
          </table:table-cell>
          <table:table-cell table:style-name="ce26" office:value-type="float" office:value="359" calcext:value-type="float">
            <text:p>359</text:p>
          </table:table-cell>
          <table:table-cell table:style-name="ce26" office:value-type="float" office:value="221" calcext:value-type="float">
            <text:p>22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2488" calcext:value-type="float">
            <text:p>2,488</text:p>
          </table:table-cell>
          <table:table-cell table:style-name="ce26" office:value-type="float" office:value="56" calcext:value-type="float">
            <text:p>5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164" calcext:value-type="float">
            <text:p>7,164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116" calcext:value-type="float">
            <text:p>11,116</text:p>
          </table:table-cell>
          <table:table-cell table:style-name="ce26" office:value-type="float" office:value="304" calcext:value-type="float">
            <text:p>304</text:p>
          </table:table-cell>
          <table:table-cell table:style-name="ce26" office:value-type="float" office:value="404" calcext:value-type="float">
            <text:p>404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2019" calcext:value-type="float">
            <text:p>2,019</text:p>
          </table:table-cell>
          <table:table-cell table:style-name="ce26" office:value-type="float" office:value="67" calcext:value-type="float">
            <text:p>6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164" calcext:value-type="float">
            <text:p>7,16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767" calcext:value-type="float">
            <text:p>767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277" calcext:value-type="float">
            <text:p>5,277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225" calcext:value-type="float">
            <text:p>225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116" calcext:value-type="float">
            <text:p>1,116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11" calcext:value-type="float">
            <text:p>3,211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962" calcext:value-type="float">
            <text:p>4,962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910" calcext:value-type="float">
            <text:p>910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11" calcext:value-type="float">
            <text:p>3,21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315" calcext:value-type="float">
            <text:p>31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606" calcext:value-type="float">
            <text:p>6,606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372" calcext:value-type="float">
            <text:p>1,372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953" calcext:value-type="float">
            <text:p>3,953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154" calcext:value-type="float">
            <text:p>6,154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109" calcext:value-type="float">
            <text:p>1,109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953" calcext:value-type="float">
            <text:p>3,95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452" calcext:value-type="float">
            <text:p>45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678" calcext:value-type="float">
            <text:p>6,678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52" calcext:value-type="float">
            <text:p>652</text:p>
          </table:table-cell>
          <table:table-cell table:style-name="ce26" office:value-type="float" office:value="709" calcext:value-type="float">
            <text:p>709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75" calcext:value-type="float">
            <text:p>4,27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504" calcext:value-type="float">
            <text:p>6,504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77" calcext:value-type="float">
            <text:p>577</text:p>
          </table:table-cell>
          <table:table-cell table:style-name="ce26" office:value-type="float" office:value="687" calcext:value-type="float">
            <text:p>687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75" calcext:value-type="float">
            <text:p>4,27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74" calcext:value-type="float">
            <text:p>17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975" calcext:value-type="float">
            <text:p>2,975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08" calcext:value-type="float">
            <text:p>1,90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30" calcext:value-type="float">
            <text:p>2,930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55" calcext:value-type="float">
            <text:p>255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08" calcext:value-type="float">
            <text:p>1,90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45" calcext:value-type="float">
            <text:p>4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703" calcext:value-type="float">
            <text:p>3,70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574" calcext:value-type="float">
            <text:p>3,57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29" calcext:value-type="float">
            <text:p>12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688" calcext:value-type="float">
            <text:p>10,688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336" calcext:value-type="float">
            <text:p>336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577" calcext:value-type="float">
            <text:p>57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74" calcext:value-type="float">
            <text:p>1,374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128" calcext:value-type="float">
            <text:p>7,128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884" calcext:value-type="float">
            <text:p>10,884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652" calcext:value-type="float">
            <text:p>65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486" calcext:value-type="float">
            <text:p>1,486</text:p>
          </table:table-cell>
          <table:table-cell table:style-name="ce26" office:value-type="float" office:value="53" calcext:value-type="float">
            <text:p>5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128" calcext:value-type="float">
            <text:p>7,128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196" calcext:value-type="float">
            <text:p><text:s/>－196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977" calcext:value-type="float">
            <text:p>4,977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255" calcext:value-type="float">
            <text:p>25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47" calcext:value-type="float">
            <text:p>64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335" calcext:value-type="float">
            <text:p>3,335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052" calcext:value-type="float">
            <text:p>5,052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335" calcext:value-type="float">
            <text:p>3,33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75" calcext:value-type="float">
            <text:p><text:s/>－7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711" calcext:value-type="float">
            <text:p>5,711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832" calcext:value-type="float">
            <text:p>5,832</text:p>
          </table:table-cell>
          <table:table-cell table:number-columns-repeated="2" table:style-name="ce28" office:value-type="float" office:value="187" calcext:value-type="float">
            <text:p>187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121" calcext:value-type="float">
            <text:p><text:s/>－121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3868" calcext:value-type="float">
            <text:p><text:s text:c="3"/>23,868</text:p>
          </table:table-cell>
          <table:table-cell table:style-name="ce29" office:value-type="float" office:value="616" calcext:value-type="float">
            <text:p><text:s text:c="3"/>616</text:p>
          </table:table-cell>
          <table:table-cell table:style-name="ce29" office:value-type="float" office:value="2059" calcext:value-type="float">
            <text:p><text:s text:c="3"/>2,059</text:p>
          </table:table-cell>
          <table:table-cell table:style-name="ce29" office:value-type="float" office:value="1208" calcext:value-type="float">
            <text:p><text:s text:c="3"/>1,208</text:p>
          </table:table-cell>
          <table:table-cell table:style-name="ce29" office:value-type="float" office:value="1175" calcext:value-type="float">
            <text:p><text:s text:c="3"/>1,175</text:p>
          </table:table-cell>
          <table:table-cell table:style-name="ce29" office:value-type="float" office:value="2019" calcext:value-type="float">
            <text:p><text:s text:c="3"/>2,019</text:p>
          </table:table-cell>
          <table:table-cell table:style-name="ce29" office:value-type="float" office:value="687" calcext:value-type="float">
            <text:p><text:s text:c="3"/>687</text:p>
          </table:table-cell>
          <table:table-cell table:style-name="ce29" office:value-type="float" office:value="1486" calcext:value-type="float">
            <text:p><text:s text:c="3"/>1,48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01" calcext:value-type="float">
            <text:p><text:s text:c="3"/>101</text:p>
          </table:table-cell>
          <table:table-cell table:style-name="ce26" office:value-type="float" office:value="3" calcext:value-type="float">
            <text:p>3</text:p>
          </table:table-cell>
          <table:table-cell table:style-name="ce29" office:value-type="float" office:value="4331" calcext:value-type="float">
            <text:p><text:s text:c="3"/>4,331</text:p>
          </table:table-cell>
          <table:table-cell table:style-name="ce29" office:value-type="float" office:value="9782" calcext:value-type="float">
            <text:p><text:s text:c="3"/>9,782</text:p>
          </table:table-cell>
          <table:table-cell table:style-name="ce29" office:value-type="float" office:value="400" calcext:value-type="float">
            <text:p><text:s text:c="3"/>400</text:p>
          </table:table-cell>
          <table:table-cell table:style-name="ce29" office:value-type="float" office:value="1" calcext:value-type="float">
            <text:p><text:s text:c="3"/>1</text:p>
          </table:table-cell>
          <table:table-cell table:style-name="ce29" office:value-type="float" office:value="24012" calcext:value-type="float">
            <text:p><text:s text:c="3"/>24,012</text:p>
          </table:table-cell>
          <table:table-cell table:style-name="ce29" office:value-type="float" office:value="591" calcext:value-type="float">
            <text:p><text:s text:c="3"/>591</text:p>
          </table:table-cell>
          <table:table-cell table:style-name="ce29" office:value-type="float" office:value="1800" calcext:value-type="float">
            <text:p><text:s text:c="3"/>1,800</text:p>
          </table:table-cell>
          <table:table-cell table:style-name="ce29" office:value-type="float" office:value="1159" calcext:value-type="float">
            <text:p><text:s text:c="3"/>1,159</text:p>
          </table:table-cell>
          <table:table-cell table:style-name="ce29" office:value-type="float" office:value="1621" calcext:value-type="float">
            <text:p><text:s text:c="3"/>1,621</text:p>
          </table:table-cell>
          <table:table-cell table:style-name="ce29" office:value-type="float" office:value="2488" calcext:value-type="float">
            <text:p><text:s text:c="3"/>2,488</text:p>
          </table:table-cell>
          <table:table-cell table:style-name="ce29" office:value-type="float" office:value="709" calcext:value-type="float">
            <text:p><text:s text:c="3"/>709</text:p>
          </table:table-cell>
          <table:table-cell table:style-name="ce29" office:value-type="float" office:value="1374" calcext:value-type="float">
            <text:p><text:s text:c="3"/>1,37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44" calcext:value-type="float">
            <text:p><text:s text:c="3"/>14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331" calcext:value-type="float">
            <text:p><text:s text:c="3"/>4,331</text:p>
          </table:table-cell>
          <table:table-cell table:style-name="ce29" office:value-type="float" office:value="9782" calcext:value-type="float">
            <text:p><text:s text:c="3"/>9,782</text:p>
          </table:table-cell>
          <table:table-cell table:style-name="ce29" office:value-type="float" office:value="5" calcext:value-type="float">
            <text:p><text:s text:c="3"/>5</text:p>
          </table:table-cell>
          <table:table-cell table:style-name="ce26" office:value-type="float" office:value="8" calcext:value-type="float">
            <text:p>8</text:p>
          </table:table-cell>
          <table:table-cell table:style-name="ce45" office:value-type="float" office:value="-144" calcext:value-type="float">
            <text:p><text:s/>－144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1131" calcext:value-type="float">
            <text:p><text:s text:c="3"/>11,131</text:p>
          </table:table-cell>
          <table:table-cell table:style-name="ce30" office:value-type="float" office:value="300" calcext:value-type="float">
            <text:p><text:s text:c="3"/>300</text:p>
          </table:table-cell>
          <table:table-cell table:style-name="ce30" office:value-type="float" office:value="1001" calcext:value-type="float">
            <text:p><text:s text:c="3"/>1,001</text:p>
          </table:table-cell>
          <table:table-cell table:style-name="ce30" office:value-type="float" office:value="598" calcext:value-type="float">
            <text:p><text:s text:c="3"/>598</text:p>
          </table:table-cell>
          <table:table-cell table:style-name="ce30" office:value-type="float" office:value="557" calcext:value-type="float">
            <text:p><text:s text:c="3"/>557</text:p>
          </table:table-cell>
          <table:table-cell table:style-name="ce30" office:value-type="float" office:value="910" calcext:value-type="float">
            <text:p><text:s text:c="3"/>910</text:p>
          </table:table-cell>
          <table:table-cell table:style-name="ce30" office:value-type="float" office:value="320" calcext:value-type="float">
            <text:p><text:s text:c="3"/>320</text:p>
          </table:table-cell>
          <table:table-cell table:style-name="ce30" office:value-type="float" office:value="700" calcext:value-type="float">
            <text:p><text:s text:c="3"/>70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1" calcext:value-type="float">
            <text:p><text:s text:c="3"/>71</text:p>
          </table:table-cell>
          <table:table-cell table:style-name="ce27" office:value-type="float" office:value="2" calcext:value-type="float">
            <text:p>2</text:p>
          </table:table-cell>
          <table:table-cell table:style-name="ce30" office:value-type="float" office:value="1974" calcext:value-type="float">
            <text:p><text:s text:c="3"/>1,974</text:p>
          </table:table-cell>
          <table:table-cell table:style-name="ce30" office:value-type="float" office:value="4625" calcext:value-type="float">
            <text:p><text:s text:c="3"/>4,625</text:p>
          </table:table-cell>
          <table:table-cell table:style-name="ce30" office:value-type="float" office:value="72" calcext:value-type="float">
            <text:p><text:s text:c="3"/>72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11151" calcext:value-type="float">
            <text:p><text:s text:c="3"/>11,151</text:p>
          </table:table-cell>
          <table:table-cell table:style-name="ce30" office:value-type="float" office:value="279" calcext:value-type="float">
            <text:p><text:s text:c="3"/>279</text:p>
          </table:table-cell>
          <table:table-cell table:style-name="ce30" office:value-type="float" office:value="816" calcext:value-type="float">
            <text:p><text:s text:c="3"/>816</text:p>
          </table:table-cell>
          <table:table-cell table:style-name="ce30" office:value-type="float" office:value="521" calcext:value-type="float">
            <text:p><text:s text:c="3"/>521</text:p>
          </table:table-cell>
          <table:table-cell table:style-name="ce30" office:value-type="float" office:value="761" calcext:value-type="float">
            <text:p><text:s text:c="3"/>761</text:p>
          </table:table-cell>
          <table:table-cell table:style-name="ce30" office:value-type="float" office:value="1116" calcext:value-type="float">
            <text:p><text:s text:c="3"/>1,116</text:p>
          </table:table-cell>
          <table:table-cell table:style-name="ce30" office:value-type="float" office:value="327" calcext:value-type="float">
            <text:p><text:s text:c="3"/>327</text:p>
          </table:table-cell>
          <table:table-cell table:style-name="ce30" office:value-type="float" office:value="647" calcext:value-type="float">
            <text:p><text:s text:c="3"/>64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80" calcext:value-type="float">
            <text:p><text:s text:c="3"/>8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974" calcext:value-type="float">
            <text:p><text:s text:c="3"/>1,974</text:p>
          </table:table-cell>
          <table:table-cell table:style-name="ce30" office:value-type="float" office:value="4625" calcext:value-type="float">
            <text:p><text:s text:c="3"/>4,625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-20" calcext:value-type="float">
            <text:p><text:s/>－2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2737" calcext:value-type="float">
            <text:p><text:s text:c="3"/>12,737</text:p>
          </table:table-cell>
          <table:table-cell table:style-name="ce31" office:value-type="float" office:value="316" calcext:value-type="float">
            <text:p><text:s text:c="3"/>316</text:p>
          </table:table-cell>
          <table:table-cell table:style-name="ce31" office:value-type="float" office:value="1058" calcext:value-type="float">
            <text:p><text:s text:c="3"/>1,058</text:p>
          </table:table-cell>
          <table:table-cell table:style-name="ce31" office:value-type="float" office:value="610" calcext:value-type="float">
            <text:p><text:s text:c="3"/>610</text:p>
          </table:table-cell>
          <table:table-cell table:style-name="ce31" office:value-type="float" office:value="618" calcext:value-type="float">
            <text:p><text:s text:c="3"/>618</text:p>
          </table:table-cell>
          <table:table-cell table:style-name="ce31" office:value-type="float" office:value="1109" calcext:value-type="float">
            <text:p><text:s text:c="3"/>1,109</text:p>
          </table:table-cell>
          <table:table-cell table:style-name="ce31" office:value-type="float" office:value="367" calcext:value-type="float">
            <text:p><text:s text:c="3"/>367</text:p>
          </table:table-cell>
          <table:table-cell table:style-name="ce31" office:value-type="float" office:value="786" calcext:value-type="float">
            <text:p><text:s text:c="3"/>78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0" calcext:value-type="float">
            <text:p><text:s text:c="3"/>30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357" calcext:value-type="float">
            <text:p><text:s text:c="3"/>2,357</text:p>
          </table:table-cell>
          <table:table-cell table:style-name="ce31" office:value-type="float" office:value="5157" calcext:value-type="float">
            <text:p><text:s text:c="3"/>5,157</text:p>
          </table:table-cell>
          <table:table-cell table:style-name="ce31" office:value-type="float" office:value="328" calcext:value-type="float">
            <text:p><text:s text:c="3"/>328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12861" calcext:value-type="float">
            <text:p><text:s text:c="3"/>12,861</text:p>
          </table:table-cell>
          <table:table-cell table:style-name="ce31" office:value-type="float" office:value="312" calcext:value-type="float">
            <text:p><text:s text:c="3"/>312</text:p>
          </table:table-cell>
          <table:table-cell table:style-name="ce31" office:value-type="float" office:value="984" calcext:value-type="float">
            <text:p><text:s text:c="3"/>984</text:p>
          </table:table-cell>
          <table:table-cell table:style-name="ce31" office:value-type="float" office:value="638" calcext:value-type="float">
            <text:p><text:s text:c="3"/>638</text:p>
          </table:table-cell>
          <table:table-cell table:style-name="ce31" office:value-type="float" office:value="860" calcext:value-type="float">
            <text:p><text:s text:c="3"/>860</text:p>
          </table:table-cell>
          <table:table-cell table:style-name="ce31" office:value-type="float" office:value="1372" calcext:value-type="float">
            <text:p><text:s text:c="3"/>1,372</text:p>
          </table:table-cell>
          <table:table-cell table:style-name="ce31" office:value-type="float" office:value="382" calcext:value-type="float">
            <text:p><text:s text:c="3"/>382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64" calcext:value-type="float">
            <text:p><text:s text:c="3"/>6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357" calcext:value-type="float">
            <text:p><text:s text:c="3"/>2,357</text:p>
          </table:table-cell>
          <table:table-cell table:style-name="ce31" office:value-type="float" office:value="5157" calcext:value-type="float">
            <text:p><text:s text:c="3"/>5,157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28" office:value-type="float" office:value="4" calcext:value-type="float">
            <text:p>4</text:p>
          </table:table-cell>
          <table:table-cell table:style-name="ce46" office:value-type="float" office:value="-124" calcext:value-type="float">
            <text:p><text:s/>－12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98" calcext:value-type="float">
            <text:p>1,59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894" calcext:value-type="float">
            <text:p>89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27" calcext:value-type="float">
            <text:p>1,62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894" calcext:value-type="float">
            <text:p>89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9" calcext:value-type="float">
            <text:p><text:s/>－2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17" calcext:value-type="float">
            <text:p>41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8" calcext:value-type="float">
            <text:p><text:s/>－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77" calcext:value-type="float">
            <text:p>47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1" calcext:value-type="float">
            <text:p><text:s/>－2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85" calcext:value-type="float">
            <text:p>2,28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96" calcext:value-type="float">
            <text:p>696</text:p>
          </table:table-cell>
          <table:table-cell table:style-name="ce32" office:value-type="float" office:value="639" calcext:value-type="float">
            <text:p>63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48" calcext:value-type="float">
            <text:p>1,84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639" calcext:value-type="float">
            <text:p>63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37" calcext:value-type="float">
            <text:p>43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07" calcext:value-type="float">
            <text:p>30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67" calcext:value-type="float">
            <text:p>26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05" calcext:value-type="float">
            <text:p>1,20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35" calcext:value-type="float">
            <text:p>1,03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332" calcext:value-type="float">
            <text:p>33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70" calcext:value-type="float">
            <text:p>17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27" calcext:value-type="float">
            <text:p>1,52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58" calcext:value-type="float">
            <text:p>1,65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131" calcext:value-type="float">
            <text:p><text:s/>－13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259" calcext:value-type="float">
            <text:p>25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0" calcext:value-type="float">
            <text:p><text:s/>－3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48" office:value-type="float" office:value="-101" calcext:value-type="float">
            <text:p><text:s/>－10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261" calcext:value-type="float">
            <text:p>3,261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1685" calcext:value-type="float">
            <text:p>1,68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69" calcext:value-type="float">
            <text:p>3,669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811" calcext:value-type="float">
            <text:p>811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1685" calcext:value-type="float">
            <text:p>1,68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408" calcext:value-type="float">
            <text:p><text:s/>－40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364" calcext:value-type="float">
            <text:p>364</text:p>
          </table:table-cell>
          <table:table-cell table:number-columns-repeated="2"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-213" calcext:value-type="float">
            <text:p><text:s/>－21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800" calcext:value-type="float">
            <text:p>1,80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95" calcext:value-type="float">
            <text:p>1,995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910" calcext:value-type="float">
            <text:p>91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95" calcext:value-type="float">
            <text:p><text:s/>－19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75" calcext:value-type="float">
            <text:p>1,27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50" calcext:value-type="float">
            <text:p>1,45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75" calcext:value-type="float">
            <text:p><text:s/>－17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87" calcext:value-type="float">
            <text:p><text:s/>－8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77" calcext:value-type="float">
            <text:p>77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88" calcext:value-type="float">
            <text:p><text:s/>－8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27" calcext:value-type="float">
            <text:p>2,02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59" calcext:value-type="float">
            <text:p>1,95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771" calcext:value-type="float">
            <text:p>77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8" calcext:value-type="float">
            <text:p>6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52" calcext:value-type="float">
            <text:p>95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18" calcext:value-type="float">
            <text:p>91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372" calcext:value-type="float">
            <text:p>37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4" calcext:value-type="float">
            <text:p>3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75" calcext:value-type="float">
            <text:p>1,07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41" calcext:value-type="float">
            <text:p>1,04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399" calcext:value-type="float">
            <text:p>39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34" calcext:value-type="float">
            <text:p>34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22" calcext:value-type="float">
            <text:p>1,42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42" calcext:value-type="float">
            <text:p>1,54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20" calcext:value-type="float">
            <text:p><text:s/>－12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94" calcext:value-type="float">
            <text:p>19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2" calcext:value-type="float">
            <text:p><text:s/>－4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78" calcext:value-type="float">
            <text:p><text:s/>－7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793" calcext:value-type="float">
            <text:p>2,79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678" calcext:value-type="float">
            <text:p>67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305" calcext:value-type="float">
            <text:p>1,30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12" calcext:value-type="float">
            <text:p>2,712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305" calcext:value-type="float">
            <text:p>1,30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81" calcext:value-type="float">
            <text:p>8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75" calcext:value-type="float">
            <text:p>1,27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53" calcext:value-type="float">
            <text:p>1,25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589" calcext:value-type="float">
            <text:p>58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2" calcext:value-type="float">
            <text:p>2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18" calcext:value-type="float">
            <text:p>1,51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59" calcext:value-type="float">
            <text:p>1,45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716" calcext:value-type="float">
            <text:p>71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9" calcext:value-type="float">
            <text:p>5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49" calcext:value-type="float">
            <text:p>84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29" calcext:value-type="float">
            <text:p>82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307" calcext:value-type="float">
            <text:p>30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0" calcext:value-type="float">
            <text:p>2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168" calcext:value-type="float">
            <text:p>16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68" calcext:value-type="float">
            <text:p>16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4" calcext:value-type="float">
            <text:p>1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139" calcext:value-type="float">
            <text:p>13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6" calcext:value-type="float">
            <text:p>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72" calcext:value-type="float">
            <text:p>1,67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12" calcext:value-type="float">
            <text:p>1,61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890" calcext:value-type="float">
            <text:p>89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0" calcext:value-type="float">
            <text:p>6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433" calcext:value-type="float">
            <text:p>43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5" calcext:value-type="float">
            <text:p>4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457" calcext:value-type="float">
            <text:p>45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52" calcext:value-type="float">
            <text:p>85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457" calcext:value-type="float">
            <text:p>45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" calcext:value-type="float">
            <text:p>1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24" calcext:value-type="float">
            <text:p>2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" calcext:value-type="float">
            <text:p><text:s/>－1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1" calcext:value-type="float">
            <text:p>4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34" calcext:value-type="float">
            <text:p>3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31" calcext:value-type="float">
            <text:p>1,631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47" calcext:value-type="float">
            <text:p>1,7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798" calcext:value-type="float">
            <text:p>798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116" calcext:value-type="float">
            <text:p><text:s/>－11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72" calcext:value-type="float">
            <text:p><text:s/>－7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33" calcext:value-type="float">
            <text:p>93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44" calcext:value-type="float">
            <text:p><text:s/>－4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62" calcext:value-type="float">
            <text:p>1,96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701" calcext:value-type="float">
            <text:p>70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22" calcext:value-type="float">
            <text:p>1,82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office:value-type="float" office:value="701" calcext:value-type="float">
            <text:p>70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140" calcext:value-type="float">
            <text:p>14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93" calcext:value-type="float">
            <text:p>9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22" calcext:value-type="float">
            <text:p>1,02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47" calcext:value-type="float">
            <text:p>4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59" calcext:value-type="float">
            <text:p>1,05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54" calcext:value-type="float">
            <text:p>1,05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5" calcext:value-type="float">
            <text:p>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33" calcext:value-type="float">
            <text:p>13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3" calcext:value-type="float">
            <text:p><text:s/>－3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38" calcext:value-type="float">
            <text:p>3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867" calcext:value-type="float">
            <text:p>867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57" calcext:value-type="float">
            <text:p>57</text:p>
          </table:table-cell>
          <table:table-cell table:number-columns-repeated="2" table:style-name="ce26" office:value-type="float" office:value="67" calcext:value-type="float">
            <text:p>67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144" calcext:value-type="float">
            <text:p>14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59" calcext:value-type="float">
            <text:p>759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101" calcext:value-type="float">
            <text:p>10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47" calcext:value-type="float">
            <text:p>24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108" calcext:value-type="float">
            <text:p>108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80" calcext:value-type="float">
            <text:p>8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1" calcext:value-type="float">
            <text:p>1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71" calcext:value-type="float">
            <text:p>7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1" calcext:value-type="float">
            <text:p>1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40" calcext:value-type="float">
            <text:p>4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68" calcext:value-type="float">
            <text:p>6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16" calcext:value-type="float">
            <text:p>11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52" calcext:value-type="float">
            <text:p>65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24" calcext:value-type="float">
            <text:p>22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9" calcext:value-type="float">
            <text:p>7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8" calcext:value-type="float">
            <text:p>11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8" calcext:value-type="float">
            <text:p>11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2" calcext:value-type="float">
            <text:p>1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7" calcext:value-type="float">
            <text:p>5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6" calcext:value-type="float">
            <text:p>10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67" calcext:value-type="float">
            <text:p>6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9" calcext:value-type="float">
            <text:p>2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8" calcext:value-type="float">
            <text:p>28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7年8月3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